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1.55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22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1.635cm"/>
    </style:style>
    <style:style style:name="co12" style:family="table-column">
      <style:table-column-properties fo:break-before="auto" style:column-width="4.805cm"/>
    </style:style>
    <style:style style:name="co13" style:family="table-column">
      <style:table-column-properties fo:break-before="auto" style:column-width="4.96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ef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EF-123</text:p>
          </table:table-cell>
          <table:table-cell office:value-type="float" office:value="100">
            <text:p>100</text:p>
          </table:table-cell>
          <table:table-cell office:value-type="string">
            <text:p>Sous Chef</text:p>
          </table:table-cell>
          <table:table-cell office:value-type="string">
            <text:p>The Green Goblin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]+1" office:value-type="float" office:value="101">
            <text:p>101</text:p>
          </table:table-cell>
          <table:table-cell office:value-type="string">
            <text:p>Chef de Partie</text:p>
          </table:table-cell>
          <table:table-cell office:value-type="string">
            <text:p>The Boar’s Shoulder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]+1" office:value-type="float" office:value="102">
            <text:p>102</text:p>
          </table:table-cell>
          <table:table-cell office:value-type="string">
            <text:p>Head Chef</text:p>
          </table:table-cell>
          <table:table-cell office:value-type="string">
            <text:p>The Duke’s Arm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]+1" office:value-type="float" office:value="103">
            <text:p>103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]+1" office:value-type="float" office:value="104">
            <text:p>104</text:p>
          </table:table-cell>
          <table:table-cell office:value-type="string">
            <text:p>Section Chef</text:p>
          </table:table-cell>
          <table:table-cell office:value-type="string">
            <text:p>Hobgoblin Inn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5]+1" office:value-type="float" office:value="105">
            <text:p>105</text:p>
          </table:table-cell>
          <table:table-cell office:value-type="string">
            <text:p>Chef de Cuisine</text:p>
          </table:table-cell>
          <table:table-cell office:value-type="string">
            <text:p>The Turtle Taver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6]+1" office:value-type="float" office:value="106">
            <text:p>106</text:p>
          </table:table-cell>
          <table:table-cell office:value-type="string">
            <text:p>Pastry Chef</text:p>
          </table:table-cell>
          <table:table-cell office:value-type="string">
            <text:p>The Food Factory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7]+1" office:value-type="float" office:value="107">
            <text:p>107</text:p>
          </table:table-cell>
          <table:table-cell office:value-type="string">
            <text:p>Sous Chef</text:p>
          </table:table-cell>
          <table:table-cell office:value-type="string">
            <text:p>The Red Rabit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8]+1" office:value-type="float" office:value="108">
            <text:p>108</text:p>
          </table:table-cell>
          <table:table-cell office:value-type="string">
            <text:p>Chef de Partie</text:p>
          </table:table-cell>
          <table:table-cell office:value-type="string">
            <text:p>Squid and Thistle 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9]+1" office:value-type="float" office:value="109">
            <text:p>109</text:p>
          </table:table-cell>
          <table:table-cell office:value-type="string">
            <text:p>Head Chef</text:p>
          </table:table-cell>
          <table:table-cell office:value-type="string">
            <text:p>The King’s Whistle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0]+1" office:value-type="float" office:value="110">
            <text:p>110</text:p>
          </table:table-cell>
          <table:table-cell office:value-type="string">
            <text:p>Commis Chef</text:p>
          </table:table-cell>
          <table:table-cell office:value-type="string">
            <text:p>Flying Crab Taver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1]+1" office:value-type="float" office:value="111">
            <text:p>111</text:p>
          </table:table-cell>
          <table:table-cell office:value-type="string">
            <text:p>Section Chef</text:p>
          </table:table-cell>
          <table:table-cell office:value-type="string">
            <text:p>The Lost Leprechau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2]+1" office:value-type="float" office:value="112">
            <text:p>112</text:p>
          </table:table-cell>
          <table:table-cell office:value-type="string">
            <text:p>Chef de Cuisine</text:p>
          </table:table-cell>
          <table:table-cell office:value-type="string">
            <text:p>The Wax Minotaur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3]+1" office:value-type="float" office:value="113">
            <text:p>113</text:p>
          </table:table-cell>
          <table:table-cell office:value-type="string">
            <text:p>Pastry Chef</text:p>
          </table:table-cell>
          <table:table-cell office:value-type="string">
            <text:p>Fish and Gravy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4]+1" office:value-type="float" office:value="114">
            <text:p>114</text:p>
          </table:table-cell>
          <table:table-cell office:value-type="string">
            <text:p>Sous Chef</text:p>
          </table:table-cell>
          <table:table-cell office:value-type="string">
            <text:p>Giggling Grapefruit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5]+1" office:value-type="float" office:value="115">
            <text:p>115</text:p>
          </table:table-cell>
          <table:table-cell office:value-type="string">
            <text:p>Chef de Partie</text:p>
          </table:table-cell>
          <table:table-cell office:value-type="string">
            <text:p>The Grey Goat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6]+1" office:value-type="float" office:value="116">
            <text:p>116</text:p>
          </table:table-cell>
          <table:table-cell office:value-type="string">
            <text:p>Head Chef</text:p>
          </table:table-cell>
          <table:table-cell office:value-type="string">
            <text:p>The Fickle Fig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7]+1" office:value-type="float" office:value="117">
            <text:p>117</text:p>
          </table:table-cell>
          <table:table-cell office:value-type="string">
            <text:p>Commis Chef</text:p>
          </table:table-cell>
          <table:table-cell office:value-type="string">
            <text:p>Petit Pears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8]+1" office:value-type="float" office:value="118">
            <text:p>118</text:p>
          </table:table-cell>
          <table:table-cell office:value-type="string">
            <text:p>Section Chef</text:p>
          </table:table-cell>
          <table:table-cell office:value-type="string">
            <text:p>The Raging Orchid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9]+1" office:value-type="float" office:value="119">
            <text:p>119</text:p>
          </table:table-cell>
          <table:table-cell office:value-type="string">
            <text:p>Chef de Cuisine</text:p>
          </table:table-cell>
          <table:table-cell office:value-type="string">
            <text:p>Hedgehog and Cucumber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0]+1" office:value-type="float" office:value="120">
            <text:p>120</text:p>
          </table:table-cell>
          <table:table-cell office:value-type="string">
            <text:p>Pastry Chef</text:p>
          </table:table-cell>
          <table:table-cell office:value-type="string">
            <text:p>The Fountainer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1]+1" office:value-type="float" office:value="121">
            <text:p>121</text:p>
          </table:table-cell>
          <table:table-cell office:value-type="string">
            <text:p>Sous Chef</text:p>
          </table:table-cell>
          <table:table-cell office:value-type="string">
            <text:p>Hobnobs Inn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2]+1" office:value-type="float" office:value="122">
            <text:p>122</text:p>
          </table:table-cell>
          <table:table-cell office:value-type="string">
            <text:p>Chef de Partie</text:p>
          </table:table-cell>
          <table:table-cell office:value-type="string">
            <text:p>Peas &amp; Shortbread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3]+1" office:value-type="float" office:value="123">
            <text:p>123</text:p>
          </table:table-cell>
          <table:table-cell office:value-type="string">
            <text:p>Head Chef</text:p>
          </table:table-cell>
          <table:table-cell office:value-type="string">
            <text:p>The Queen’s Stead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4]+1" office:value-type="float" office:value="124">
            <text:p>124</text:p>
          </table:table-cell>
          <table:table-cell office:value-type="string">
            <text:p>Commis Chef</text:p>
          </table:table-cell>
          <table:table-cell office:value-type="string">
            <text:p>The Atrium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16">
          <table:table-cell table:number-columns-repeated="7"/>
        </table:table-row>
        <table:table-row table:style-name="ro2" table:number-rows-repeated="7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table table:name="test" table:style-name="ta1" table:print="false">
        <table:table-column table:style-name="co8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EST-123</text:p>
          </table:table-cell>
          <table:table-cell office:value-type="float" office:value="900">
            <text:p>900</text:p>
          </table:table-cell>
          <table:table-cell table:formula="of:=CONCATENATE(&quot;Title-&quot;;[.B1])" office:value-type="string" office:string-value="Title-900">
            <text:p>Title-900</text:p>
          </table:table-cell>
          <table:table-cell table:formula="of:=CONCATENATE(&quot;Employer-&quot;;[.B1])" office:value-type="string" office:string-value="Employer-900">
            <text:p>Employer-900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]+1" office:value-type="float" office:value="901">
            <text:p>901</text:p>
          </table:table-cell>
          <table:table-cell table:formula="of:=CONCATENATE(&quot;Title-&quot;;[.B2])" office:value-type="string" office:string-value="Title-901">
            <text:p>Title-901</text:p>
          </table:table-cell>
          <table:table-cell table:formula="of:=CONCATENATE(&quot;Employer-&quot;;[.B2])" office:value-type="string" office:string-value="Employer-901">
            <text:p>Employer-901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]+1" office:value-type="float" office:value="902">
            <text:p>902</text:p>
          </table:table-cell>
          <table:table-cell table:formula="of:=CONCATENATE(&quot;Title-&quot;;[.B3])" office:value-type="string" office:string-value="Title-902">
            <text:p>Title-902</text:p>
          </table:table-cell>
          <table:table-cell table:formula="of:=CONCATENATE(&quot;Employer-&quot;;[.B3])" office:value-type="string" office:string-value="Employer-902">
            <text:p>Employer-902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3]+1" office:value-type="float" office:value="903">
            <text:p>903</text:p>
          </table:table-cell>
          <table:table-cell table:formula="of:=CONCATENATE(&quot;Title-&quot;;[.B4])" office:value-type="string" office:string-value="Title-903">
            <text:p>Title-903</text:p>
          </table:table-cell>
          <table:table-cell table:formula="of:=CONCATENATE(&quot;Employer-&quot;;[.B4])" office:value-type="string" office:string-value="Employer-903">
            <text:p>Employer-903</text:p>
          </table:table-cell>
          <table:table-cell office:value-type="string">
            <text:p>week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</table:table>
      <table:table table:name="hr" table:style-name="ta1" table:print="false">
        <table:table-column table:style-name="co11" table:default-cell-style-name="ce1"/>
        <table:table-column table:style-name="co2" table:default-cell-style-name="Default"/>
        <table:table-column table:style-name="co12" table:default-cell-style-name="ce2"/>
        <table:table-column table:style-name="co1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HR-123</text:p>
          </table:table-cell>
          <table:table-cell office:value-type="float" office:value="200">
            <text:p>200</text:p>
          </table:table-cell>
          <table:table-cell office:value-type="string">
            <text:p>HR Manager</text:p>
          </table:table-cell>
          <table:table-cell office:value-type="string">
            <text:p>Herbert and Schenkel</text:p>
          </table:table-cell>
          <table:table-cell office:value-type="string">
            <text:p>month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]+1" office:value-type="float" office:value="201">
            <text:p>201</text:p>
          </table:table-cell>
          <table:table-cell office:value-type="string">
            <text:p>People Manager</text:p>
          </table:table-cell>
          <table:table-cell office:value-type="string">
            <text:p>Paramount Picture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2]+1" office:value-type="float" office:value="202">
            <text:p>202</text:p>
          </table:table-cell>
          <table:table-cell office:value-type="string">
            <text:p>Human Resources Advisor</text:p>
          </table:table-cell>
          <table:table-cell office:value-type="string">
            <text:p>JRR Event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3]+1" office:value-type="float" office:value="203">
            <text:p>203</text:p>
          </table:table-cell>
          <table:table-cell office:value-type="string">
            <text:p>HR Administrator</text:p>
          </table:table-cell>
          <table:table-cell office:value-type="string">
            <text:p>HRT Management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4]+1" office:value-type="float" office:value="204">
            <text:p>204</text:p>
          </table:table-cell>
          <table:table-cell office:value-type="string">
            <text:p>HR Advisor</text:p>
          </table:table-cell>
          <table:table-cell office:value-type="string">
            <text:p>James Fitzgerald plc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5]+1" office:value-type="float" office:value="205">
            <text:p>205</text:p>
          </table:table-cell>
          <table:table-cell office:value-type="string">
            <text:p>HR Operations Administrator</text:p>
          </table:table-cell>
          <table:table-cell office:value-type="string">
            <text:p>Islington Studios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6]+1" office:value-type="float" office:value="206">
            <text:p>206</text:p>
          </table:table-cell>
          <table:table-cell office:value-type="string">
            <text:p>Talent Manager</text:p>
          </table:table-cell>
          <table:table-cell office:value-type="string">
            <text:p>Joint Operations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7]+1" office:value-type="float" office:value="207">
            <text:p>207</text:p>
          </table:table-cell>
          <table:table-cell office:value-type="string">
            <text:p>Regional HR Manager</text:p>
          </table:table-cell>
          <table:table-cell office:value-type="string">
            <text:p>Snoitulos Solutions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8]+1" office:value-type="float" office:value="208">
            <text:p>208</text:p>
          </table:table-cell>
          <table:table-cell office:value-type="string">
            <text:p>HR Manager</text:p>
          </table:table-cell>
          <table:table-cell office:value-type="string">
            <text:p>Sunzoom Media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9]+1" office:value-type="float" office:value="209">
            <text:p>209</text:p>
          </table:table-cell>
          <table:table-cell office:value-type="string">
            <text:p>People Manager</text:p>
          </table:table-cell>
          <table:table-cell office:value-type="string">
            <text:p>Oswald Filigree &amp; Associates 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0]+1" office:value-type="float" office:value="210">
            <text:p>210</text:p>
          </table:table-cell>
          <table:table-cell office:value-type="string">
            <text:p>Human Resources Advisor</text:p>
          </table:table-cell>
          <table:table-cell office:value-type="string">
            <text:p>Dreamline Pictures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1]+1" office:value-type="float" office:value="211">
            <text:p>211</text:p>
          </table:table-cell>
          <table:table-cell office:value-type="string">
            <text:p>HR Administrator</text:p>
          </table:table-cell>
          <table:table-cell office:value-type="string">
            <text:p>Surreal Technology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2]+1" office:value-type="float" office:value="212">
            <text:p>212</text:p>
          </table:table-cell>
          <table:table-cell office:value-type="string">
            <text:p>HR Advisor</text:p>
          </table:table-cell>
          <table:table-cell office:value-type="string">
            <text:p>Indigo Operations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3]+1" office:value-type="float" office:value="213">
            <text:p>213</text:p>
          </table:table-cell>
          <table:table-cell office:value-type="string">
            <text:p>HR Operations Administrator</text:p>
          </table:table-cell>
          <table:table-cell office:value-type="string">
            <text:p>Foundation Consulting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4]+1" office:value-type="float" office:value="214">
            <text:p>214</text:p>
          </table:table-cell>
          <table:table-cell office:value-type="string">
            <text:p>Talent Manager</text:p>
          </table:table-cell>
          <table:table-cell office:value-type="string">
            <text:p>Discover Technologic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11">
          <table:table-cell table:number-columns-repeated="7"/>
        </table:table-row>
        <table:table-row table:style-name="ro2" table:number-rows-repeated="7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/07/2016</text:date>, <text:time>14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6:44:36</meta:creation-date>
    <dc:date>2016-07-05T14:37:06</dc:date>
    <meta:editing-duration>PT42M32S</meta:editing-duration>
    <meta:editing-cycles>6</meta:editing-cycles>
    <meta:generator>OpenOffice/4.1.1$Unix OpenOffice.org_project/411m6$Build-9775</meta:generator>
    <meta:document-statistic meta:table-count="3" meta:cell-count="308" meta:object-count="0"/>
  </office:meta>
</office:document-meta>
</file>